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4B000069D5000024E60A99A226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05cm" svg:stroke-color="#94b0be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55cm"/>
    </style:style>
    <style:style style:name="gr7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ff420e" draw:marker-start="" draw:marker-end="Arrowheads_20_1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420e" draw:marker-start="Arrowheads_20_1" draw:marker-end="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1.525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1.442cm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style:text-properties fo:color="#000000" fo:language="en" fo:country="US" style:language-asian="en" style:country-asian="US" style:language-complex="en" style:country-complex="US"/>
    </style:style>
    <style:style style:name="P2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3" style:family="paragraph"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8" style:family="paragraph">
      <style:text-properties fo:language="en" fo:country="US" style:language-asian="en" style:country-asian="US" style:language-complex="en" style:country-complex="US"/>
    </style:style>
    <style:style style:name="P9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4" style:family="paragraph">
      <style:paragraph-properties fo:text-align="justify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6" style:family="paragraph">
      <loext:graphic-properties draw:fill="none" draw:fill-color="#004586"/>
    </style:style>
    <style:style style:name="P17" style:family="paragraph">
      <loext:graphic-properties draw:fill="none" draw:fill-color="#bbe0e3"/>
      <style:paragraph-properties style:writing-mode="lr-tb" style:font-independent-line-spacing="true"/>
    </style:style>
    <style:style style:name="P18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19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paragraph-properties fo:margin-left="0cm" fo:margin-right="0cm" fo:margin-top="0.529cm" fo:margin-bottom="0cm" fo:text-align="justify" fo:text-indent="0cm"/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font-size="16pt" style:font-size-asian="16pt" style:font-size-complex="16pt"/>
    </style:style>
    <style:style style:name="P24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3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6" style:family="text">
      <style:text-properties fo:color="#000000" fo:font-size="16pt" fo:language="en" fo:country="AU" fo:font-weight="normal" style:font-size-asian="16pt" style:language-asian="en" style:country-asian="AU" style:font-weight-asian="normal" style:font-size-complex="16pt" style:language-complex="en" style:country-complex="AU" style:font-weight-complex="normal"/>
    </style:style>
    <style:style style:name="T7" style:family="text">
      <style:text-properties fo:color="#000000" fo:font-size="16pt" fo:language="en" fo:country="AU" fo:font-style="italic" fo:font-weight="normal" style:font-size-asian="16pt" style:language-asian="en" style:country-asian="AU" style:font-style-asian="italic" style:font-weight-asian="normal" style:font-size-complex="16pt" style:language-complex="en" style:country-complex="AU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798cm" svg:height="3.309cm" svg:x="1.301cm" svg:y="4.568cm" presentation:class="title" presentation:user-transformed="true">
          <draw:text-box>
            <text:p text:style-name="P1">Improving Video Pose Estimation with Deep Learning and Graphical Models</text:p>
          </draw:text-box>
        </draw:frame>
        <draw:frame presentation:style-name="pr2" draw:text-style-name="P4" draw:layer="layout" svg:width="23.001cm" svg:height="2.484cm" svg:x="1.3cm" svg:y="12.925cm" presentation:class="subtitle" presentation:user-transformed="true">
          <draw:text-box>
            <text:p text:style-name="P3">Sam Toyer</text:p>
            <text:p text:style-name="P3"><text:span text:style-name="T1">Supervisor: Anoop Cheria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name="Slide Number Placeholder 5" draw:style-name="gr2" draw:text-style-name="P7" draw:layer="layout" svg:width="1.627cm" svg:height="0.6cm" svg:x="22.503cm" svg:y="18.327cm">
          <text:list text:style-name="L3">
            <text:list-header>
              <text:p text:style-name="P6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user-transformed="true">
          <draw:text-box>
            <text:p text:style-name="P8">Motivation</text:p>
          </draw:text-box>
        </draw:frame>
        <draw:frame draw:style-name="gr3" draw:layer="layout" svg:width="8.625cm" svg:height="4.791cm" svg:x="2.075cm" svg:y="5.6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3" draw:layer="layout" svg:width="8.625cm" svg:height="4.791cm" svg:x="14.977cm" svg:y="5.654cm">
          <draw:image xlink:href="../figures/The-Terminal-4909-4912-00057.png" xlink:type="simple" xlink:show="embed" xlink:actuate="onLoad">
            <text:p/>
          </draw:image>
        </draw:frame>
        <draw:frame draw:style-name="gr4" draw:text-style-name="P11" draw:layer="layout" svg:width="8.625cm" svg:height="1.013cm" svg:x="2.075cm" svg:y="10.445cm">
          <draw:text-box>
            <text:p text:style-name="P10">Input video frame</text:p>
          </draw:text-box>
        </draw:frame>
        <draw:frame draw:style-name="gr4" draw:text-style-name="P11" draw:layer="layout" svg:width="8.625cm" svg:height="1.013cm" svg:x="15.076cm" svg:y="10.446cm">
          <draw:text-box>
            <text:p text:style-name="P10">Ideal output pose</text:p>
          </draw:text-box>
        </draw:frame>
        <draw:custom-shape draw:style-name="gr5" draw:text-style-name="P12" draw:layer="layout" svg:width="1.2cm" svg:height="3cm" svg:x="12.1cm" svg:y="7.5cm">
          <text:p text:style-name="P10"/>
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11" draw:layer="layout" svg:width="3.6cm" svg:height="1.775cm" svg:x="11cm" svg:y="5.6cm">
          <draw:text-box>
            <text:p text:style-name="P10">Pose estimation</text:p>
          </draw:text-box>
        </draw:frame>
        <draw:frame draw:style-name="gr6" draw:text-style-name="P15" draw:layer="layout" svg:width="11.8cm" svg:height="3.8cm" svg:x="6.9cm" svg:y="12.9cm">
          <draw:text-box>
            <text:p text:style-name="P13"><text:span text:style-name="T3">Useful for:</text:span></text:p>
            <text:list text:style-name="L5">
              <text:list-item>
                <text:p text:style-name="P14"><text:span text:style-name="T3">Classifying clothing [4,5]</text:span></text:p>
              </text:list-item>
              <text:list-item>
                <text:p text:style-name="P14"><text:span text:style-name="T4">Action recognition [6]</text:span></text:p>
              </text:list-item>
              <text:list-item>
                <text:p text:style-name="P14"><text:span text:style-name="T4">Object detection and classification [3]</text:span></text:p>
              </text:list-item>
            </text:list>
          </draw:text-box>
        </draw:frame>
        <draw:line draw:style-name="gr7" draw:text-style-name="P16" draw:layer="layout" svg:x1="19.579cm" svg:y1="6.478cm" svg:x2="19.36cm" svg:y2="7.132cm">
          <text:p/>
        </draw:line>
        <draw:line draw:style-name="gr8" draw:text-style-name="P16" draw:layer="layout" svg:x1="19.389cm" svg:y1="7.035cm" svg:x2="18.562cm" svg:y2="6.989cm">
          <text:p/>
        </draw:line>
        <draw:line draw:style-name="gr9" draw:text-style-name="P16" draw:layer="layout" svg:x1="19.966cm" svg:y1="7.211cm" svg:x2="19.417cm" svg:y2="7.035cm">
          <text:p/>
        </draw:line>
        <draw:line draw:style-name="gr9" draw:text-style-name="P16" draw:layer="layout" svg:x1="18.004cm" svg:y1="7.909cm" svg:x2="18.652cm" svg:y2="6.989cm">
          <text:p/>
        </draw:line>
        <draw:line draw:style-name="gr8" draw:text-style-name="P16" draw:layer="layout" svg:x1="19.852cm" svg:y1="7.176cm" svg:x2="20.076cm" svg:y2="8.1cm">
          <text:p/>
        </draw:line>
        <draw:line draw:style-name="gr9" draw:text-style-name="P16" draw:layer="layout" svg:x1="19.677cm" svg:y1="8.092cm" svg:x2="20.052cm" svg:y2="8.007cm">
          <text:p/>
        </draw:line>
        <draw:line draw:style-name="gr9" draw:text-style-name="P16" draw:layer="layout" svg:x1="18.928cm" svg:y1="7.577cm" svg:x2="18.049cm" svg:y2="7.84cm">
          <text:p/>
        </draw:line>
        <presentation:notes draw:style-name="dp3" presentation:use-date-time-name="dtd1">
          <draw:custom-shape draw:name="Rectangle 7" draw:style-name="gr10" draw:text-style-name="P7" draw:layer="layout" svg:width="8.255cm" svg:height="1.27cm" svg:x="10.791cm" svg:y="24.126cm">
            <text:list text:style-name="L3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5" draw:text-style-name="P1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custom-shape draw:name="Slide Number Placeholder 5" draw:style-name="gr2" draw:text-style-name="P19" draw:layer="layout" svg:width="1.627cm" svg:height="0.6cm" svg:x="22.503cm" svg:y="18.327cm">
          <text:list text:style-name="L3">
            <text:list-header>
              <text:p text:style-name="P18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placeholder="true" presentation:user-transformed="true">
          <draw:text-box/>
        </draw:frame>
        <draw:frame draw:style-name="gr4" draw:text-style-name="P21" draw:layer="layout" svg:width="22.8cm" svg:height="1.013cm" svg:x="1.4cm" svg:y="6.3cm">
          <draw:text-box>
            <text:p text:style-name="P20">Some text here</text:p>
          </draw:text-box>
        </draw:frame>
        <presentation:notes draw:style-name="dp3" presentation:use-date-time-name="dtd1">
          <draw:custom-shape draw:name="Rectangle 7" draw:style-name="gr10" draw:text-style-name="P19" draw:layer="layout" svg:width="8.255cm" svg:height="1.27cm" svg:x="10.791cm" svg:y="24.126cm">
            <text:list text:style-name="L3">
              <text:list-header>
                <text:p text:style-name="P1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5" draw:text-style-name="P1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custom-shape draw:name="Slide Number Placeholder 5" draw:style-name="gr2" draw:text-style-name="P7" draw:layer="layout" svg:width="1.627cm" svg:height="0.6cm" svg:x="22.503cm" svg:y="18.327cm">
          <text:list text:style-name="L3">
            <text:list-header>
              <text:p text:style-name="P6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4" draw:text-style-name="P23" draw:layer="layout" svg:width="22.8cm" svg:height="11.008cm" svg:x="1.4cm" svg:y="5.801cm">
          <draw:text-box>
            <text:list text:style-name="L6">
              <text:list-item>
                <text:p text:style-name="P22"><text:span text:style-name="T6">X. Chen and A. Yuille. Articulated pose estimation by a graphical model with image dependent pairwise relations. In </text:span><text:span text:style-name="T7">NIPS</text:span><text:span text:style-name="T6">, 2014.</text:span></text:p>
              </text:list-item>
              <text:list-item>
                <text:p text:style-name="P22"><text:span text:style-name="T6">A. Cherian, J. Mairal, K. Alahari, and C. Schmid. Mixing body-part sequences for human pose estimation. In </text:span><text:span text:style-name="T7">CVPR</text:span><text:span text:style-name="T6">, 2014.</text:span></text:p>
              </text:list-item>
              <text:list-item>
                <text:p text:style-name="P22"><text:span text:style-name="T6">V. Delaitre, D. F. Fouhey, I. Laptev, J. Sivic, A. Gupta, and A. A. Efros. Scene semantics from long-term observation of people. In </text:span><text:span text:style-name="T7">ECCV</text:span><text:span text:style-name="T6">. 2012.</text:span></text:p>
              </text:list-item>
              <text:list-item>
                <text:p text:style-name="P22"><text:span text:style-name="T6">S. Liu, Z. Song, G. Liu, C. Xu, H. Lu, and S. Yan. Street-to-shop: Cross-scenario clothing retrieval via parts alignment and auxiliary set. In </text:span><text:span text:style-name="T7">CVPR</text:span><text:span text:style-name="T6">, 2012.</text:span></text:p>
              </text:list-item>
              <text:list-item>
                <text:p text:style-name="P22"><text:span text:style-name="T6">K. Yamaguchi, M. H. Kiapour, L. E. Ortiz, and T. L. Berg. Parsing clothing in fashion photographs. In </text:span><text:span text:style-name="T7">CVPR</text:span><text:span text:style-name="T6">, 2012.</text:span></text:p>
              </text:list-item>
              <text:list-item>
                <text:p text:style-name="P22"><text:span text:style-name="T6">A. Yao, J. Gall, G. Fanelli, and L. J. Van Gool. Does human action recognition benefit from pose estimation? In </text:span><text:span text:style-name="T7">BMVC</text:span><text:span text:style-name="T6">, 2011.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0" draw:text-style-name="P7" draw:layer="layout" svg:width="8.255cm" svg:height="1.27cm" svg:x="10.791cm" svg:y="24.126cm">
            <text:list text:style-name="L3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5" draw:text-style-name="P1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custom-shape draw:name="Slide Number Placeholder 5" draw:style-name="gr2" draw:text-style-name="P7" draw:layer="layout" svg:width="1.627cm" svg:height="0.6cm" svg:x="22.503cm" svg:y="18.327cm">
          <text:list text:style-name="L3">
            <text:list-header>
              <text:p text:style-name="P6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placeholder="true" presentation:user-transformed="true">
          <draw:text-box/>
        </draw:frame>
        <draw:frame draw:style-name="gr4" draw:text-style-name="P24" draw:layer="layout" svg:width="22.8cm" svg:height="1.013cm" svg:x="1.4cm" svg:y="6.3cm">
          <draw:text-box>
            <text:p>Some text here</text:p>
          </draw:text-box>
        </draw:frame>
        <presentation:notes draw:style-name="dp3" presentation:use-date-time-name="dtd1">
          <draw:custom-shape draw:name="Rectangle 7" draw:style-name="gr10" draw:text-style-name="P7" draw:layer="layout" svg:width="8.255cm" svg:height="1.27cm" svg:x="10.791cm" svg:y="24.126cm">
            <text:list text:style-name="L3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5" draw:text-style-name="P17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601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frame presentation:style-name="Mpr2" draw:text-style-name="MP6" draw:layer="backgroundobjects" svg:width="1.627cm" svg:height="0.6cm" svg:x="22.502cm" svg:y="18.3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0A99A226.wmf" xlink:type="simple" xlink:show="embed" xlink:actuate="onLoad">
          <text:p/>
        </draw:image>
        <svg:desc>ANU_LOGO_WHITE</svg:desc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0A99A226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3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3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3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0-29T18:00:40.217596888</dc:date>
    <meta:editing-cycles>18</meta:editing-cycles>
    <meta:editing-duration>PT1H17M55S</meta:editing-duration>
    <meta:generator>LibreOffice/4.4.2.2$Linux_X86_64 LibreOffice_project/40m0$Build-2</meta:generator>
    <meta:document-statistic meta:object-count="81"/>
  </office:meta>
</office:document-meta>
</file>